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make_minimum_required(VERSION 3.10)</text:span></text:p>
      <text:p text:style-name="P1"><text:span text:style-name="T1">project(MyEditor)</text:span></text:p>
      <text:p text:style-name="P1"><text:span text:style-name="T2"/></text:p>
      <text:p text:style-name="P1"><text:span text:style-name="T3">set(CMAKE_CXX_STANDARD 17)</text:span></text:p>
      <text:p text:style-name="P1"><text:span text:style-name="T4"/></text:p>
      <text:p text:style-name="P1"><text:span text:style-name="T5"># Include NoesisGUI headers</text:span></text:p>
      <text:p text:style-name="P1"><text:span text:style-name="T5">include_directories(${CMAKE_SOURCE_DIR}/Editor/Include)</text:span></text:p>
      <text:p text:style-name="P1"><text:span text:style-name="T6"/></text:p>
      <text:p text:style-name="P1"><text:span text:style-name="T7"># Add your source files</text:span></text:p>
      <text:p text:style-name="P1"><text:span text:style-name="T7">add_executable(src/main.cpp)</text:span></text:p>
      <text:p text:style-name="P1"><text:span text:style-name="T8"/></text:p>
      <text:p text:style-name="P1"><text:span text:style-name="T9"># Link NoesisGUI library (.lib or .a depending on platform)</text:span></text:p>
      <text:p text:style-name="P1"><text:span text:style-name="T9"># Replace NoesisApp with the actual lib you're using (e.g., Noesis.lib)</text:span></text:p>
      <text:p text:style-name="P1"><text:span text:style-name="T9">target_link_libraries(MyEditor</text:span></text:p>
      <text:p text:style-name="P1"><text:span text:style-name="T9"><text:s text:c="4"/>${CMAKE_SOURCE_DIR}/Editor/Lib/NoesisApp.lib</text:span></text:p>
      <text:p text:style-name="P1"><text:span text:style-name="T9">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